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47ca" officeooo:paragraph-rsid="002047ca"/>
    </style:style>
    <style:style style:name="P2" style:family="paragraph" style:parent-style-name="Standard">
      <style:text-properties fo:font-size="12pt" style:text-underline-style="none" fo:font-weight="normal" officeooo:rsid="00212be0" officeooo:paragraph-rsid="00212be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242497" officeooo:paragraph-rsid="00242497" style:font-size-asian="12.25pt" style:font-weight-asian="bold" style:font-size-complex="14pt" style:font-weight-complex="bold"/>
    </style:style>
    <style:style style:name="P4" style:family="paragraph" style:parent-style-name="List_20_Heading">
      <style:paragraph-properties fo:margin-top="0cm" fo:margin-bottom="0.499cm" loext:contextual-spacing="false"/>
    </style:style>
    <style:style style:name="P5" style:family="paragraph" style:parent-style-name="List_20_Heading">
      <style:paragraph-properties fo:margin-left="1cm" fo:margin-right="0cm" fo:text-indent="0cm" style:auto-text-indent="false"/>
    </style:style>
    <style:style style:name="P6" style:family="paragraph" style:parent-style-name="List_20_Heading">
      <style:paragraph-properties fo:margin-left="1cm" fo:margin-right="0cm" fo:margin-top="0cm" fo:margin-bottom="0.499cm" loext:contextual-spacing="false" fo:text-indent="0cm" style:auto-text-indent="false"/>
    </style:style>
    <style:style style:name="P7" style:family="paragraph" style:parent-style-name="Heading_20_4">
      <style:text-properties fo:font-size="12pt" style:text-underline-style="none" fo:font-weight="normal" officeooo:rsid="00212be0" officeooo:paragraph-rsid="00212be0" style:font-size-asian="10.5pt" style:font-weight-asian="normal" style:font-size-complex="12pt" style:font-weight-complex="normal"/>
    </style:style>
    <style:style style:name="P8" style:family="paragraph" style:parent-style-name="List_20_Contents" style:list-style-name="L1"/>
    <style:style style:name="P9" style:family="paragraph" style:parent-style-name="List_20_Contents">
      <style:paragraph-properties fo:margin-top="0cm" fo:margin-bottom="0.499cm" loext:contextual-spacing="false"/>
    </style:style>
    <style:style style:name="P10" style:family="paragraph" style:parent-style-name="List_20_Contents" style:list-style-name="L1">
      <style:paragraph-properties fo:margin-top="0cm" fo:margin-bottom="0.499cm" loext:contextual-spacing="false"/>
    </style:style>
    <style:style style:name="P11" style:family="paragraph" style:parent-style-name="List_20_Contents">
      <style:paragraph-properties fo:margin-left="2cm" fo:margin-right="0cm" fo:margin-top="0cm" fo:margin-bottom="0.499cm" loext:contextual-spacing="false" fo:text-indent="0cm" style:auto-text-indent="false"/>
    </style:style>
    <style:style style:name="P12" style:family="paragraph" style:parent-style-name="Preformatted_20_Text">
      <style:paragraph-properties fo:margin-left="1cm" fo:margin-right="0cm" fo:margin-top="0cm" fo:margin-bottom="0.499cm" loext:contextual-spacing="false" fo:text-indent="0cm" style:auto-text-indent="false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1f295c" style:font-size-asian="12.25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4">Getopt() and getoptlong()</text:span></text:p>
      <text:p text:style-name="Standard"><text:span text:style-name="T4"/></text:p>
      <text:h text:style-name="Heading_20_4" text:outline-level="4"><text:span text:style-name="T4">25.2.1 Using the </text:span><text:span text:style-name="Source_20_Text"><text:span text:style-name="T4">getopt</text:span></text:span><text:span text:style-name="T4"> function</text:span></text:h>
      <text:p text:style-name="Text_20_body">Here are the details about how to call the <text:span text:style-name="Source_20_Text">getopt</text:span> function. To use this facility, your program must include the header file <text:span text:style-name="Example">unistd.h</text:span>. <text:bookmark text:name="index-unistd_002eh-15"/></text:p>
      <text:p text:style-name="P4"><text:bookmark text:name="index-opterr"/>Variable: <text:span text:style-name="Emphasis">int</text:span> <text:span text:style-name="Strong_20_Emphasis">opterr</text:span> </text:p>
      <text:p text:style-name="P9">If the value of this variable is nonzero, then <text:span text:style-name="Source_20_Text">getopt</text:span> prints an error message to the standard error stream if it encounters an unknown option character or an option with a missing required argument. This is the default behavior. If you set this variable to zero, <text:span text:style-name="Source_20_Text">getopt</text:span> does not print any messages, but it still returns the character <text:span text:style-name="Source_20_Text">?</text:span> to indicate an error. </text:p>
      <text:p text:style-name="P4"><text:bookmark text:name="index-optopt"/>Variable: <text:span text:style-name="Emphasis">int</text:span> <text:span text:style-name="Strong_20_Emphasis">optopt</text:span> </text:p>
      <text:p text:style-name="P9">When <text:span text:style-name="Source_20_Text">getopt</text:span> encounters an unknown option character or an option with a missing required argument, it stores that option character in this variable. You can use this for providing your own diagnostic messages. </text:p>
      <text:p text:style-name="P4"><text:bookmark text:name="index-optind"/>Variable: <text:span text:style-name="Emphasis">int</text:span> <text:span text:style-name="Strong_20_Emphasis">optind</text:span> </text:p>
      <text:p text:style-name="P9">This variable is set by <text:span text:style-name="Source_20_Text">getopt</text:span> to the index of the next element of the <text:span text:style-name="Variable">argv</text:span> array to be processed. Once <text:span text:style-name="Source_20_Text">getopt</text:span> has found all of the option arguments, you can use this variable to determine where the remaining non-option arguments begin. The initial value of this variable is <text:span text:style-name="Source_20_Text">1</text:span>. </text:p>
      <text:p text:style-name="P4"><text:bookmark text:name="index-optarg"/>Variable: <text:span text:style-name="Emphasis">char *</text:span> <text:span text:style-name="Strong_20_Emphasis">optarg</text:span> </text:p>
      <text:p text:style-name="P9">This variable is set by <text:span text:style-name="Source_20_Text">getopt</text:span> to point at the value of the option argument, for those options that accept arguments. </text:p>
      <text:p text:style-name="P4"><text:bookmark text:name="index-getopt"/>Function: <text:span text:style-name="Emphasis">int</text:span> <text:span text:style-name="Strong_20_Emphasis">getopt</text:span> <text:span text:style-name="Emphasis">(int </text:span><text:span text:style-name="Emphasis"><text:span text:style-name="Variable">argc</text:span></text:span><text:span text:style-name="Emphasis">, char *const *</text:span><text:span text:style-name="Emphasis"><text:span text:style-name="Variable">argv</text:span></text:span><text:span text:style-name="Emphasis">, const char *</text:span><text:span text:style-name="Emphasis"><text:span text:style-name="Variable">options</text:span></text:span><text:span text:style-name="Emphasis">)</text:span> </text:p>
      <text:p text:style-name="P9">Preliminary: | MT-Unsafe race:getopt env | AS-Unsafe heap i18n lock corrupt | AC-Unsafe mem lock corrupt | See <text:a xlink:type="simple" xlink:href="https://www.gnu.org/software/libc/manual/html_node/POSIX-Safety-Concepts.html#POSIX-Safety-Concepts" text:style-name="Internet_20_link" text:visited-style-name="Visited_20_Internet_20_Link">POSIX Safety Concepts</text:a>. </text:p>
      <text:p text:style-name="P9">The <text:span text:style-name="Source_20_Text">getopt</text:span> function gets the next option argument from the argument list specified by the <text:span text:style-name="Variable">argv</text:span> and <text:span text:style-name="Variable">argc</text:span> arguments. Normally these values come directly from the arguments received by <text:span text:style-name="Source_20_Text">main</text:span>. </text:p>
      <text:p text:style-name="P9">The <text:span text:style-name="Variable">options</text:span> argument is a string that specifies the option characters that are valid for this program. An option character in this string can be followed by a colon (‘<text:span text:style-name="Example">:</text:span>’) to indicate that it takes a required argument. If an option character is followed by two colons (‘<text:span text:style-name="Example">::</text:span>’), its argument is optional; this is a GNU extension. </text:p>
      <text:p text:style-name="P9"><text:span text:style-name="Source_20_Text">getopt</text:span> has three ways to deal with options that follow non-options <text:span text:style-name="Variable">argv</text:span> elements. The special argument ‘<text:span text:style-name="Example">--</text:span>’ forces in all cases the end of option scanning. </text:p>
      <text:list xml:id="list2100536765040377579" text:style-name="L1">
        <text:list-item>
          <text:p text:style-name="P8"><text:soft-page-break/>The default is to permute the contents of <text:span text:style-name="Variable">argv</text:span> while scanning it so that eventually all the non-options are at the end. This allows options to be given in any order, even with programs that were not written to expect this. </text:p>
        </text:list-item>
        <text:list-item>
          <text:p text:style-name="P8">If the <text:span text:style-name="Variable">options</text:span> argument string begins with a hyphen (‘<text:span text:style-name="Example">-</text:span>’), this is treated specially. It permits arguments that are not options to be returned as if they were associated with option character ‘<text:span text:style-name="Example">\1</text:span>’. </text:p>
        </text:list-item>
        <text:list-item>
          <text:p text:style-name="P10">POSIX demands the following behavior: the first non-option stops option processing. This mode is selected by either setting the environment variable <text:span text:style-name="Source_20_Text">POSIXLY_CORRECT</text:span> or beginning the <text:span text:style-name="Variable">options</text:span> argument string with a plus sign (‘<text:span text:style-name="Example">+</text:span>’). </text:p>
        </text:list-item>
      </text:list>
      <text:p text:style-name="P9">The <text:span text:style-name="Source_20_Text">getopt</text:span> function returns the option character for the next command line option. When no more option arguments are available, it returns <text:span text:style-name="Source_20_Text">-1</text:span>. There may still be more non-option arguments; you must compare the external variable <text:span text:style-name="Source_20_Text">optind</text:span> against the <text:span text:style-name="Variable">argc</text:span> parameter to check this. </text:p>
      <text:p text:style-name="P9">If the option has an argument, <text:span text:style-name="Source_20_Text">getopt</text:span> returns the argument by storing it in the variable <text:span text:style-name="Variable">optarg</text:span>. You don’t ordinarily need to copy the <text:span text:style-name="Source_20_Text">optarg</text:span> string, since it is a pointer into the original <text:span text:style-name="Variable">argv</text:span> array, not into a static area that might be overwritten. </text:p>
      <text:p text:style-name="P9">If <text:span text:style-name="Source_20_Text">getopt</text:span> finds an option character in <text:span text:style-name="Variable">argv</text:span> that was not included in <text:span text:style-name="Variable">options</text:span>, or a missing option argument, it returns ‘<text:span text:style-name="Example">?</text:span>’ and sets the external variable <text:span text:style-name="Source_20_Text">optopt</text:span> to the actual option character. If the first character of <text:span text:style-name="Variable">options</text:span> is a colon (‘<text:span text:style-name="Example">:</text:span>’), then <text:span text:style-name="Source_20_Text">getopt</text:span> returns ‘<text:span text:style-name="Example">:</text:span>’ instead of ‘<text:span text:style-name="Example">?</text:span>’ to indicate a missing option argument. In addition, if the external variable <text:span text:style-name="Source_20_Text">opterr</text:span> is nonzero (which is the default), <text:span text:style-name="Source_20_Text">getopt</text:span> prints an error message. </text:p>
      <text:p text:style-name="P1"><text:span text:style-name="T4">T</text:span><text:span text:style-name="T3">o see Example</text:span></text:p>
      <text:p text:style-name="P2"><text:a xlink:type="simple" xlink:href="https://www.gnu.org/software/libc/manual/html_node/Example-of-Getopt.html#Example-of-Getopt" text:style-name="Internet_20_link" text:visited-style-name="Visited_20_Internet_20_Link">https://www.gnu.org/software/libc/manual/html_node/Example-of-Getopt.html#Example-of-Getopt</text:a></text:p>
      <text:p text:style-name="P2"/>
      <text:p text:style-name="P2"/>
      <text:h text:style-name="P7" text:outline-level="4"><text:span text:style-name="T7">5.2.3 Parsing Long Options with </text:span><text:span text:style-name="Source_20_Text"><text:span text:style-name="T7">getopt_long</text:span></text:span></text:h>
      <text:p text:style-name="Text_20_body">To accept GNU-style long options as well as single-character options, use <text:span text:style-name="Source_20_Text">getopt_long</text:span> instead of <text:span text:style-name="Source_20_Text">getopt</text:span>. This function is declared in <text:span text:style-name="Example">getopt.h</text:span>, not <text:span text:style-name="Example">unistd.h</text:span>. You should make every program accept long options if it uses any options, for this takes little extra work and helps beginners remember how to use the program. </text:p>
      <text:p text:style-name="P4"><text:bookmark text:name="index-struct-option"/>Data Type: <text:span text:style-name="Strong_20_Emphasis">struct option</text:span> </text:p>
      <text:p text:style-name="P9">This structure describes a single long option name for the sake of <text:span text:style-name="Source_20_Text">getopt_long</text:span>. The argument <text:span text:style-name="Variable">longopts</text:span> must be an array of these structures, one for each long option. Terminate the array with an element containing all zeros. </text:p>
      <text:p text:style-name="P9">The <text:span text:style-name="Source_20_Text">struct option</text:span> structure has these fields: </text:p>
      <text:p text:style-name="P6"><text:span text:style-name="Source_20_Text">const char *name</text:span> </text:p>
      <text:p text:style-name="P11">This field is the name of the option. It is a string. </text:p>
      <text:p text:style-name="P6"><text:span text:style-name="Source_20_Text">int has_arg</text:span> </text:p>
      <text:p text:style-name="P11"><text:soft-page-break/>This field says whether the option takes an argument. It is an integer, and there are three legitimate values: <text:span text:style-name="Source_20_Text">no_argument</text:span>, <text:span text:style-name="Source_20_Text">required_argument</text:span> and <text:span text:style-name="Source_20_Text">optional_argument</text:span>. </text:p>
      <text:p text:style-name="P5"><text:span text:style-name="Source_20_Text">int *flag</text:span> </text:p>
      <text:p text:style-name="P6"><text:span text:style-name="Source_20_Text">int val</text:span> </text:p>
      <text:p text:style-name="P11">These fields control how to report or act on the option when it occurs. </text:p>
      <text:p text:style-name="P11">If <text:span text:style-name="Source_20_Text">flag</text:span> is a null pointer, then the <text:span text:style-name="Source_20_Text">val</text:span> is a value which identifies this option. Often these values are chosen to uniquely identify particular long options. </text:p>
      <text:p text:style-name="P11">If <text:span text:style-name="Source_20_Text">flag</text:span> is not a null pointer, it should be the address of an <text:span text:style-name="Source_20_Text">int</text:span> variable which is the flag for this option. The value in <text:span text:style-name="Source_20_Text">val</text:span> is the value to store in the flag to indicate that the option was seen. </text:p>
      <text:p text:style-name="P4"><text:bookmark text:name="index-getopt_005flong"/>Function: <text:span text:style-name="Emphasis">int</text:span> <text:span text:style-name="Strong_20_Emphasis">getopt_long</text:span> <text:span text:style-name="Emphasis">(int </text:span><text:span text:style-name="Emphasis"><text:span text:style-name="Variable">argc</text:span></text:span><text:span text:style-name="Emphasis">, char *const *</text:span><text:span text:style-name="Emphasis"><text:span text:style-name="Variable">argv</text:span></text:span><text:span text:style-name="Emphasis">, const char *</text:span><text:span text:style-name="Emphasis"><text:span text:style-name="Variable">shortopts</text:span></text:span><text:span text:style-name="Emphasis">, const struct option *</text:span><text:span text:style-name="Emphasis"><text:span text:style-name="Variable">longopts</text:span></text:span><text:span text:style-name="Emphasis">, int *</text:span><text:span text:style-name="Emphasis"><text:span text:style-name="Variable">indexptr</text:span></text:span><text:span text:style-name="Emphasis">)</text:span> </text:p>
      <text:p text:style-name="P9">Preliminary: | MT-Unsafe race:getopt env | AS-Unsafe heap i18n lock corrupt | AC-Unsafe mem lock corrupt | See <text:a xlink:type="simple" xlink:href="https://www.gnu.org/software/libc/manual/html_node/POSIX-Safety-Concepts.html#POSIX-Safety-Concepts" text:style-name="Internet_20_link" text:visited-style-name="Visited_20_Internet_20_Link">POSIX Safety Concepts</text:a>. </text:p>
      <text:p text:style-name="P9">Decode options from the vector <text:span text:style-name="Variable">argv</text:span> (whose length is <text:span text:style-name="Variable">argc</text:span>). The argument <text:span text:style-name="Variable">shortopts</text:span> describes the short options to accept, just as it does in <text:span text:style-name="Source_20_Text">getopt</text:span>. The argument <text:span text:style-name="Variable">longopts</text:span> describes the long options to accept (see above). </text:p>
      <text:p text:style-name="P9">When <text:span text:style-name="Source_20_Text">getopt_long</text:span> encounters a short option, it does the same thing that <text:span text:style-name="Source_20_Text">getopt</text:span> would do: it returns the character code for the option, and stores the option’s argument (if it has one) in <text:span text:style-name="Source_20_Text">optarg</text:span>. </text:p>
      <text:p text:style-name="P9">When <text:span text:style-name="Source_20_Text">getopt_long</text:span> encounters a long option, it takes actions based on the <text:span text:style-name="Source_20_Text">flag</text:span> and <text:span text:style-name="Source_20_Text">val</text:span> fields of the definition of that option. </text:p>
      <text:p text:style-name="P9">If <text:span text:style-name="Source_20_Text">flag</text:span> is a null pointer, then <text:span text:style-name="Source_20_Text">getopt_long</text:span> returns the contents of <text:span text:style-name="Source_20_Text">val</text:span> to indicate which option it found. You should arrange distinct values in the <text:span text:style-name="Source_20_Text">val</text:span> field for options with different meanings, so you can decode these values after <text:span text:style-name="Source_20_Text">getopt_long</text:span> returns. If the long option is equivalent to a short option, you can use the short option’s character code in <text:span text:style-name="Source_20_Text">val</text:span>. </text:p>
      <text:p text:style-name="P9">If <text:span text:style-name="Source_20_Text">flag</text:span> is not a null pointer, that means this option should just set a flag in the program. The flag is a variable of type <text:span text:style-name="Source_20_Text">int</text:span> that you define. Put the address of the flag in the <text:span text:style-name="Source_20_Text">flag</text:span> field. Put in the <text:span text:style-name="Source_20_Text">val</text:span> field the value you would like this option to store in the flag. In this case, <text:span text:style-name="Source_20_Text">getopt_long</text:span> returns <text:span text:style-name="Source_20_Text">0</text:span>. </text:p>
      <text:p text:style-name="P9">For any long option, <text:span text:style-name="Source_20_Text">getopt_long</text:span> tells you the index in the array <text:span text:style-name="Variable">longopts</text:span> of the options definition, by storing it into <text:span text:style-name="Source_20_Text">*</text:span><text:span text:style-name="Source_20_Text"><text:span text:style-name="Variable">indexptr</text:span></text:span>. You can get the name of the option with <text:span text:style-name="Source_20_Text"><text:span text:style-name="Variable">longopts</text:span></text:span><text:span text:style-name="Source_20_Text">[*</text:span><text:span text:style-name="Source_20_Text"><text:span text:style-name="Variable">indexptr</text:span></text:span><text:span text:style-name="Source_20_Text">].name</text:span>. So you can distinguish among long options either by the values in their <text:span text:style-name="Source_20_Text">val</text:span> fields or by their indices. You can also distinguish in this way among long options that set flags. </text:p>
      <text:p text:style-name="P9"><text:soft-page-break/>When a long option has an argument, <text:span text:style-name="Source_20_Text">getopt_long</text:span> puts the argument value in the variable <text:span text:style-name="Source_20_Text">optarg</text:span> before returning. When the option has no argument, the value in <text:span text:style-name="Source_20_Text">optarg</text:span> is a null pointer. This is how you can tell whether an optional argument was supplied. </text:p>
      <text:p text:style-name="P9">When <text:span text:style-name="Source_20_Text">getopt_long</text:span> has no more options to handle, it returns <text:span text:style-name="Source_20_Text">-1</text:span>, and leaves in the variable <text:span text:style-name="Source_20_Text">optind</text:span> the index in <text:span text:style-name="Variable">argv</text:span> of the next remaining argument. </text:p>
      <text:p text:style-name="Text_20_body">Since long option names were used before <text:span text:style-name="Source_20_Text">getopt_long</text:span> was invented there are program interfaces which require programs to recognize options like ‘<text:span text:style-name="Example">-option value</text:span>’ instead of ‘<text:span text:style-name="Example">--option value</text:span>’. To enable these programs to use the GNU getopt functionality there is one more function available. </text:p>
      <text:p text:style-name="P4"><text:bookmark text:name="index-getopt_005flong_005fonly"/>Function: <text:span text:style-name="Emphasis">int</text:span> <text:span text:style-name="Strong_20_Emphasis">getopt_long_only</text:span> <text:span text:style-name="Emphasis">(int </text:span><text:span text:style-name="Emphasis"><text:span text:style-name="Variable">argc</text:span></text:span><text:span text:style-name="Emphasis">, char *const *</text:span><text:span text:style-name="Emphasis"><text:span text:style-name="Variable">argv</text:span></text:span><text:span text:style-name="Emphasis">, const char *</text:span><text:span text:style-name="Emphasis"><text:span text:style-name="Variable">shortopts</text:span></text:span><text:span text:style-name="Emphasis">, const struct option *</text:span><text:span text:style-name="Emphasis"><text:span text:style-name="Variable">longopts</text:span></text:span><text:span text:style-name="Emphasis">, int *</text:span><text:span text:style-name="Emphasis"><text:span text:style-name="Variable">indexptr</text:span></text:span><text:span text:style-name="Emphasis">)</text:span> </text:p>
      <text:p text:style-name="P9">Preliminary: | MT-Unsafe race:getopt env | AS-Unsafe heap i18n lock corrupt | AC-Unsafe mem lock corrupt | See <text:a xlink:type="simple" xlink:href="https://www.gnu.org/software/libc/manual/html_node/POSIX-Safety-Concepts.html#POSIX-Safety-Concepts" text:style-name="Internet_20_link" text:visited-style-name="Visited_20_Internet_20_Link">POSIX Safety Concepts</text:a>. </text:p>
      <text:p text:style-name="P9">The <text:span text:style-name="Source_20_Text">getopt_long_only</text:span> function is equivalent to the <text:span text:style-name="Source_20_Text">getopt_long</text:span> function but it allows the user of the application to pass long options with only ‘<text:span text:style-name="Example">-</text:span>’ instead of ‘<text:span text:style-name="Example">--</text:span>’. The ‘<text:span text:style-name="Example">--</text:span>’ prefix is still recognized but instead of looking through the short options if a ‘<text:span text:style-name="Example">-</text:span>’ is seen it is first tried whether this parameter names a long option. If not, it is parsed as a short option. </text:p>
      <text:p text:style-name="P9">Assuming <text:span text:style-name="Source_20_Text">getopt_long_only</text:span> is used starting an application with </text:p>
      <text:p text:style-name="P12"><text:s text:c="2"/>app -foo</text:p>
      <text:p text:style-name="P9">the <text:span text:style-name="Source_20_Text">getopt_long_only</text:span> will first look for a long option named ‘<text:span text:style-name="Example">foo</text:span>’. If this is not found, the short options ‘<text:span text:style-name="Example">f</text:span>’, ‘<text:span text:style-name="Example">o</text:span>’, and again ‘<text:span text:style-name="Example">o</text:span>’ are recognized. </text:p>
      <text:p text:style-name="P3">To see Example</text:p>
      <text:p text:style-name="P3"><text:a xlink:type="simple" xlink:href="https://www.gnu.org/software/libc/manual/html_node/Getopt-Long-Option-Example.html#Getopt-Long-Option-Example" text:style-name="Internet_20_link" text:visited-style-name="Visited_20_Internet_20_Link">https://www.gnu.org/software/libc/manual/html_node/Getopt-Long-Option-Example.html#Getopt-Long-Option-Example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39:16.205834989</meta:creation-date>
    <dc:date>2017-09-08T10:43:09.209337092</dc:date>
    <meta:editing-duration>PT3M5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4" meta:paragraph-count="57" meta:word-count="1445" meta:character-count="8705" meta:non-whitespace-character-count="7269"/>
  </office:meta>
</office:document-meta>
</file>